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font-weight="bold" officeooo:rsid="00168408" officeooo:paragraph-rsid="00168408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officeooo:rsid="00168408" officeooo:paragraph-rsid="00168408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bold" officeooo:rsid="00168408" officeooo:paragraph-rsid="0016cf0c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Arial" fo:font-size="12pt" fo:font-weight="bold" officeooo:rsid="00168408" officeooo:paragraph-rsid="001b4692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Arial" fo:font-size="12pt" fo:font-weight="bold" officeooo:rsid="00168408" officeooo:paragraph-rsid="001f7ae0" style:font-size-asian="10.5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2pt" fo:font-weight="normal" officeooo:rsid="0016cf0c" officeooo:paragraph-rsid="0016cf0c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12pt" fo:font-weight="normal" officeooo:rsid="00187df5" officeooo:paragraph-rsid="00187df5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12pt" fo:font-weight="normal" officeooo:rsid="001c16b8" officeooo:paragraph-rsid="001c16b8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Arial" fo:font-size="12pt" fo:font-weight="normal" officeooo:rsid="001c16b8" officeooo:paragraph-rsid="001d95dc" style:font-size-asian="10.5pt" style:font-weight-asian="normal" style:font-size-complex="12pt" style:font-weight-complex="normal"/>
    </style:style>
    <style:style style:name="T1" style:family="text">
      <style:text-properties officeooo:rsid="0016cf0c"/>
    </style:style>
    <style:style style:name="T2" style:family="text">
      <style:text-properties officeooo:rsid="001957f2"/>
    </style:style>
    <style:style style:name="T3" style:family="text">
      <style:text-properties officeooo:rsid="001b4692"/>
    </style:style>
    <style:style style:name="T4" style:family="text">
      <style:text-properties fo:font-weight="bold" officeooo:rsid="001957f2" fo:background-color="#00a933" loext:char-shading-value="0" style:font-weight-asian="bold" style:font-weight-complex="bold"/>
    </style:style>
    <style:style style:name="T5" style:family="text">
      <style:text-properties fo:font-weight="bold" officeooo:rsid="001b4692" fo:background-color="#00a933" loext:char-shading-value="0" style:font-weight-asian="bold" style:font-weight-complex="bold"/>
    </style:style>
    <style:style style:name="T6" style:family="text">
      <style:text-properties officeooo:rsid="001d95dc"/>
    </style:style>
    <style:style style:name="T7" style:family="text">
      <style:text-properties officeooo:rsid="001f7a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CursoEmVideo</text:p>
      <text:p text:style-name="P1"/>
      <text:p text:style-name="P2">Modulo A – Aula 1</text:p>
      <text:p text:style-name="P6">Introdução, o que o javascript é capas de fazer</text:p>
      <text:p text:style-name="P6"/>
      <text:p text:style-name="P3">Modulo A – Aula <text:span text:style-name="T1">2</text:span></text:p>
      <text:p text:style-name="P7">Historia do javascript <text:span text:style-name="T2">(</text:span><text:span text:style-name="T4">após estudar </text:span><text:span text:style-name="T5">J</text:span><text:span text:style-name="T4">ava</text:span><text:span text:style-name="T5">S</text:span><text:span text:style-name="T4">cript</text:span><text:span text:style-name="T2">, tem outras tecnologias </text:span><text:span text:style-name="T3">ou seja um conjuto de bibliotecas </text:span><text:span text:style-name="T2">que utilizam o JS em sua es</text:span><text:span text:style-name="T3">s</text:span><text:span text:style-name="T2">ência </text:span><text:span text:style-name="T3">como o jQuery, o Angular, React, Vue, Electron, Ionic e Cordova</text:span><text:span text:style-name="T2">)</text:span></text:p>
      <text:p text:style-name="P7"/>
      <text:p text:style-name="P4">Modulo A – Aula <text:span text:style-name="T3">3</text:span></text:p>
      <text:p text:style-name="P9">Livros recomendados = JavaScript o guia definitivo, JavaScript guia do programador </text:p>
      <text:p text:style-name="P9">Guia de referencia mozilla <text:span text:style-name="T6">MDN</text:span> (developer.mozilla.org) </text:p>
      <text:p text:style-name="P8"/>
      <text:p text:style-name="P5">Modulo A – Aula <text:span text:style-name="T7">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5:15:19.268434775</meta:creation-date>
    <dc:date>2023-06-20T20:27:07.611543755</dc:date>
    <meta:editing-duration>PT2H40M1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77" meta:character-count="480" meta:non-whitespace-character-count="406"/>
  </office:meta>
</office:document-meta>
</file>